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84F000042C900000B0806BB9BCCA87A31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1in" fo:margin-left="-0.2958in" fo:margin-top="0in" fo:margin-bottom="0in" table:align="left" style:writing-mode="lr-tb"/>
    </style:style>
    <style:style style:name="Table1.A" style:family="table-column">
      <style:table-column-properties style:column-width="3.816in"/>
    </style:style>
    <style:style style:name="Table1.B" style:family="table-column">
      <style:table-column-properties style:column-width="3.2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P5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.0835in" loext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P8" style:family="paragraph" style:parent-style-name="Standard">
      <style:paragraph-properties fo:margin-top="0.0835in" fo:margin-bottom="0.0835in" loext:contextual-spacing="false"/>
    </style:style>
    <style:style style:name="P9" style:family="paragraph" style:parent-style-name="Обычный1">
      <style:paragraph-properties fo:margin-left="1.9665in" fo:margin-right="0in" fo:text-indent="0.4917in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line-height="200%" fo:text-align="center" style:justify-single-word="false"/>
      <style:text-properties fo:font-weight="bold" style:font-weight-asian="bold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 style:list-style-name="WWNum1">
      <style:paragraph-properties fo:margin-top="0in" fo:margin-bottom="0.0835in" loext:contextual-spacing="false"/>
    </style:style>
    <style:style style:name="P14" style:family="paragraph" style:parent-style-name="Standard" style:list-style-name="WWNum1">
      <style:paragraph-properties fo:margin-top="0in" fo:margin-bottom="0.0835in" loext:contextual-spacing="false"/>
      <style:text-properties officeooo:paragraph-rsid="00245054"/>
    </style:style>
    <style:style style:name="P15" style:family="paragraph" style:parent-style-name="Standard" style:list-style-name="WWNum1">
      <style:paragraph-properties fo:margin-top="0in" fo:margin-bottom="0.0835in" loext:contextual-spacing="false"/>
      <style:text-properties officeooo:paragraph-rsid="00298665"/>
    </style:style>
    <style:style style:name="P16" style:family="paragraph" style:parent-style-name="Standard">
      <style:paragraph-properties fo:margin-left="0.25in" fo:margin-right="0in" fo:margin-top="0in" fo:margin-bottom="0.0835in" loext:contextual-spacing="false" fo:text-align="center" style:justify-single-word="false" fo:text-indent="0in" style:auto-text-indent="false"/>
      <style:text-properties fo:font-size="9pt" style:font-size-asian="9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size="11pt" style:font-size-asian="11pt"/>
    </style:style>
    <style:style style:name="T5" style:family="text">
      <style:text-properties fo:text-transform="uppercase" fo:font-size="14pt" fo:font-weight="bold" style:font-size-asian="14pt" style:font-weight-asian="bold" style:font-size-complex="14pt"/>
    </style:style>
    <style:style style:name="T6" style:family="text">
      <style:text-properties officeooo:rsid="001fd402"/>
    </style:style>
    <style:style style:name="T7" style:family="text">
      <style:text-properties officeooo:rsid="0022fad0"/>
    </style:style>
    <style:style style:name="T8" style:family="text">
      <style:text-properties officeooo:rsid="00245054"/>
    </style:style>
    <style:style style:name="T9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258ec3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298665" style:font-size-asian="12pt" style:font-size-complex="12pt"/>
    </style:style>
    <style:style style:name="T15" style:family="text">
      <style:text-properties style:font-name="Times New Roman" officeooo:rsid="00245054"/>
    </style:style>
    <style:style style:name="T16" style:family="text">
      <style:text-properties style:font-name="Times New Roman" fo:font-size="12pt" officeooo:rsid="00245054" style:font-size-asian="12pt" style:font-size-complex="12pt"/>
    </style:style>
    <style:style style:name="T17" style:family="text">
      <style:text-properties officeooo:rsid="00258ec3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Рисунок 1" text:anchor-type="as-char" svg:width="6.1098in" svg:height="1.0083in" draw:z-index="0"><draw:image xlink:href="Pictures/2000084F000042C900000B0806BB9BCCA87A3104.wmf" xlink:type="simple" xlink:show="embed" xlink:actuate="onLoad"/><svg:desc>au_blanc_ru_noaddrdemi.wmf</svg:desc></draw:frame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Кафедра <text:s/><text:span text:style-name="T1"><text:s/></text:span><text:span text:style-name="T2">МиИТ</text:span></text:p>
            <text:p text:style-name="P2"/>
          </table:table-cell>
          <table:table-cell table:style-name="Table1.A1" office:value-type="string">
            <text:p text:style-name="P11">«Утверждаю»</text:p>
          </table:table-cell>
        </table:table-row>
        <table:table-row table:style-name="Table1.1">
          <table:table-cell table:style-name="Table1.A1" office:value-type="string">
            <text:p text:style-name="Standard">Направление:</text:p>
            <text:p text:style-name="P12">03.04.01 <text:s text:c="3"/>– <text:s/>Прикладные математика и <text:s text:c="51"/></text:p>
            <text:p text:style-name="P12"><text:s text:c="21"/>физика</text:p>
            <text:p text:style-name="P2"/>
          </table:table-cell>
          <table:table-cell table:style-name="Table1.A1" office:value-type="string">
            <text:p text:style-name="P3">Зав. кафедрой……………………<text:span text:style-name="T3"> </text:span></text:p>
            <text:p text:style-name="P3">«…….»…………………2016 г.</text:p>
          </table:table-cell>
        </table:table-row>
        <table:table-row table:style-name="Table1.1">
          <table:table-cell table:style-name="Table1.A1" office:value-type="string">
            <text:p text:style-name="P2"><text:s text:c="39"/>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><text:span text:style-name="T4"><text:s text:c="75"/></text:span><text:span text:style-name="T5">задание</text:span></text:p>
      <text:p text:style-name="P1">на выполнение выпускной квалификационной работы</text:p>
      <text:p text:style-name="P1"/>
      <text:list xml:id="list3242993906672385505" text:style-name="WWNum1">
        <text:list-item>
          <text:p text:style-name="P13">Студент: Серебро Андрей <text:span text:style-name="T6">Евгеньевич………………...</text:span>….группа № <text:span text:style-name="T6">606</text:span></text:p>
        </text:list-item>
      </text:list>
      <text:p text:style-name="P4"/>
      <text:list xml:id="list234254318770206" text:continue-numbering="true" text:style-name="WWNum1">
        <text:list-item>
          <text:p text:style-name="P15">Руководитель: <text:span text:style-name="T6">Рыкованов Дмитрий Павлович, ООО "Геоскан", начальник одела ПО, специалист по информационной безопасности и компьютерным системам</text:span></text:p>
        </text:list-item>
      </text:list>
      <text:p text:style-name="P16">(ФИО, место работы, должность, ученое звание, ученая степень)</text:p>
      <text:p text:style-name="P6">………………………………………………………………………………………………</text:p>
      <text:p text:style-name="P6"/>
      <text:list xml:id="list234253555971628" text:continue-numbering="true" text:style-name="WWNum1">
        <text:list-item>
          <text:p text:style-name="P13">Тема ВКР:…<text:span text:style-name="T7">Определение положения и ориентации опор линий электропередач средствами компьютерного зрения </text:span>………………………………………………………………………………………………..</text:p>
        </text:list-item>
      </text:list>
      <text:p text:style-name="P5"/>
      <text:list xml:id="list234254585627946" text:continue-numbering="true" text:style-name="WWNum1">
        <text:list-item>
          <text:p text:style-name="P14"><text:span text:style-name="T3">Рецензент</text:span>: <text:span text:style-name="T8">Романов Алексей Алексеев</text:span><text:span text:style-name="T16">ич, </text:span><text:span text:style-name="T12">старший инженер-программист, НПО "Интеграция", </text:span><text:span text:style-name="T13">магистр прикладной математики и ин</text:span><text:span text:style-name="T14">ф</text:span><text:span text:style-name="T13">орматики</text:span>……………………………………</text:p>
        </text:list-item>
      </text:list>
      <text:p text:style-name="P16">(ФИО, место работы, должность, ученое звание, ученая степень)</text:p>
      <text:p text:style-name="P5">……………………………………………………………………………………………….</text:p>
      <text:p text:style-name="P7"/>
      <text:p text:style-name="P7"><text:s text:c="9"/></text:p>
      <text:p text:style-name="P7">Дата выдачи задания: <text:s text:c="23"/><text:tab/><text:tab/> Дата представления ВКР к защите:</text:p>
      <text:p text:style-name="P7"/>
      <text:p text:style-name="P7">«<text:span text:style-name="T17">24</text:span>»…<text:span text:style-name="T17">мая</text:span>…201<text:span text:style-name="T17">7</text:span> г. <text:s text:c="36"/>«<text:span text:style-name="T17">13</text:span>»……июня….201<text:span text:style-name="T17">7 </text:span><text:s/>г.</text:p>
      <text:p text:style-name="P8"><text:s text:c="3"/></text:p>
      <text:p text:style-name="P8"/>
      <text:p text:style-name="P8">Руководитель:<text:tab/><text:tab/><text:tab/><text:tab/><text:tab/><text:tab/><text:tab/><text:tab/></text:p>
      <text:p text:style-name="P9">(подпись) <text:s text:c="7"/></text:p>
      <text:p text:style-name="P8">Студент:<text:tab/><text:tab/><text:tab/><text:tab/><text:tab/><text:tab/><text:tab/><text:tab/></text:p>
      <text:p text:style-name="P9">(подпись) <text:s text:c="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snap-to-layout-grid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3937in" fo:margin-left="0.7874in" fo:margin-right="0.5902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obova_o</meta:initial-creator>
    <meta:editing-cycles>7</meta:editing-cycles>
    <meta:creation-date>2017-05-11T12:23:00</meta:creation-date>
    <dc:date>2017-05-23T23:19:52.629462454</dc:date>
    <meta:editing-duration>PT20M32S</meta:editing-duration>
    <meta:generator>LibreOffice/5.1.6.2$Linux_X86_64 LibreOffice_project/10m0$Build-2</meta:generator>
    <meta:document-statistic meta:table-count="1" meta:image-count="1" meta:object-count="0" meta:page-count="1" meta:paragraph-count="27" meta:word-count="104" meta:character-count="1284" meta:non-whitespace-character-count="9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